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af82" officeooo:paragraph-rsid="0018af82"/>
    </style:style>
    <style:style style:name="P2" style:family="paragraph" style:parent-style-name="Standard">
      <style:text-properties fo:font-weight="bold" officeooo:rsid="0018af82" officeooo:paragraph-rsid="0018af82" style:font-weight-asian="bold" style:font-weight-complex="bold"/>
    </style:style>
    <style:style style:name="P3" style:family="paragraph" style:parent-style-name="Standard">
      <style:text-properties fo:font-style="italic" fo:font-weight="normal" officeooo:rsid="001c68f2" officeooo:paragraph-rsid="001c68f2" style:font-style-asian="italic" style:font-weight-asian="normal" style:font-style-complex="italic" style:font-weight-complex="normal"/>
    </style:style>
    <style:style style:name="P4" style:family="paragraph" style:parent-style-name="Standard">
      <style:text-properties officeooo:paragraph-rsid="0018af82"/>
    </style:style>
    <style:style style:name="P5" style:family="paragraph" style:parent-style-name="Standard">
      <style:text-properties fo:font-style="normal" style:text-underline-style="solid" style:text-underline-width="auto" style:text-underline-color="font-color" fo:font-weight="normal" officeooo:rsid="001e2617" officeooo:paragraph-rsid="001e2617"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1e2617" officeooo:paragraph-rsid="001e2617" style:font-style-asian="normal" style:font-weight-asian="normal" style:font-style-complex="normal" style:font-weight-complex="normal"/>
    </style:style>
    <style:style style:name="P7" style:family="paragraph" style:parent-style-name="Standard">
      <style:text-properties officeooo:rsid="001e2617" officeooo:paragraph-rsid="001e2617"/>
    </style:style>
    <style:style style:name="P8" style:family="paragraph" style:parent-style-name="Standard">
      <style:text-properties officeooo:rsid="001ee8fb" officeooo:paragraph-rsid="001ee8fb"/>
    </style:style>
    <style:style style:name="P9" style:family="paragraph" style:parent-style-name="Standard">
      <style:text-properties officeooo:rsid="001f713f" officeooo:paragraph-rsid="001f713f"/>
    </style:style>
    <style:style style:name="T1" style:family="text">
      <style:text-properties officeooo:rsid="001a90ec"/>
    </style:style>
    <style:style style:name="T2" style:family="text">
      <style:text-properties fo:font-weight="bold" officeooo:rsid="0018af82" style:font-weight-asian="bold" style:font-weight-complex="bold"/>
    </style:style>
    <style:style style:name="T3" style:family="text">
      <style:text-properties fo:font-weight="bold" officeooo:rsid="001c68f2" style:font-weight-asian="bold" style:font-weight-complex="bold"/>
    </style:style>
    <style:style style:name="T4" style:family="text">
      <style:text-properties officeooo:rsid="001e26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Developing a lightweight, scalable and autonomously learning rule-based communication system to be deployed in </text:span><text:span text:style-name="T3">a humanoid robot</text:span></text:p>
      <text:p text:style-name="P2"/>
      <text:p text:style-name="P3">The goal of this working paper is to describe in simplest terms a holistic communication system deployed in a humanoid robot by ways of an embedded Raspberry Pi (or similar) development board. The system shall incorporate three layers, the first being speech, the second being vision, and the third touch. These three layers are to interact autonomously with each other in order to generate a human-machine interaction which closely resembles human-human interaction<text:span text:style-name="T4">.</text:span></text:p>
      <text:p text:style-name="P3"/>
      <text:p text:style-name="P5">First layer: Speech</text:p>
      <text:p text:style-name="P5"/>
      <text:p text:style-name="P6">In general, the robot is faced with three main challenges in this layer:</text:p>
      <text:p text:style-name="P6"/>
      <text:p text:style-name="P6">1. Incorporate a conversational flow agent which acts as natural as a human would</text:p>
      <text:p text:style-name="P6">2. Understand human speech input</text:p>
      <text:p text:style-name="P6">3. Reply in a natural voice</text:p>
      <text:p text:style-name="P6"/>
      <text:p text:style-name="P6">We will tackle these challenges one at a time, starting with conversational flow.</text:p>
      <text:p text:style-name="P1"/>
      <text:p text:style-name="P7">SPEECH C1:</text:p>
      <text:p text:style-name="P7"/>
      <text:p text:style-name="P7">Stated most simply, this component is what is called a 'chatbot'.</text:p>
      <text:p text:style-name="P7"/>
      <text:p text:style-name="P1">Currently, the ways in which <text:span text:style-name="T4">chatbots</text:span> <text:span text:style-name="T4">- </text:span>mostly<text:span text:style-name="T4"> as</text:span> online apps<text:span text:style-name="T4"> -</text:span> are designed can be distinguished in two categories:</text:p>
      <text:p text:style-name="P1"/>
      <text:p text:style-name="P1">1. rigid, inflexible (AIML) rule-based bots, most often used in closed domains, e.g. technical service or help with certain products</text:p>
      <text:p text:style-name="P1"/>
      <text:p text:style-name="P1">2. mostly experimentally deployed AI bots, built on neural networks using very large NLP models such as GPT2/3 or BERT</text:p>
      <text:p text:style-name="P1"/>
      <text:p text:style-name="P1">While the former could easily (at least in terms of computations needed) be scaled to resemble simple human conversation (i.e. speaking about other things than a closed technical domain), the latter, at least its most sophisticated iterations, are potentially trained very broadly. What both lack is the inherent ability develop and maintain a typical human conversational flow, which involves more than an endless loop of question-answer 'tennis match'.</text:p>
      <text:p text:style-name="P1"/>
      <text:p text:style-name="P1">It is certainly not infeasible to tune a state-of-the-art NLP-based chatbot so that it can 'remember' certain things and hence generate more vivid and contextually relevant output, but the general obstacle to AI chatbots is their<text:span text:style-name="T1"> size which makes it impossible to deploy them onto small constrained embedded device such as Rasperry Pi, let alone generate a fluid user experience with as little latency in interactions as possible. There are certain 'lightweight' or distilled versions around (among those DistilBERT, TinyBERT, DistilGPT2) but as of today, we were unable to find examples of concrete implementations in offline embedded devices, so that at this stage it is too risky to put considerable effort in developing models only to realize later that the practical deployment onto the target device fails or performs poorly.</text:span></text:p>
      <text:p text:style-name="P1"/>
      <text:p text:style-name="P8">Since the computational constraints faced by the need to implement strict 'privacy by design' (offline) use are tremendous, it is very well the first option to look into rule-based bots which can be extended to act more dynamically and naturally, and to interact with the two other layers (vision and touch).</text:p>
      <text:p text:style-name="P9"><text:soft-page-break/>An example of the intended behaviour (involving speech and vision layer) would be:</text:p>
      <text:p text:style-name="P9"/>
      <text:p text:style-name="P9">[User looks at agent, agent recognizes look]</text:p>
      <text:p text:style-name="P9">Agent: How are you today?</text:p>
      <text:p text:style-name="P9">User: I am very well, thank you.</text:p>
      <text:p text:style-name="P9">[Agent recognizes that the user holds a book]</text:p>
      <text:p text:style-name="P9">Agent: What book are you reading?</text:p>
      <text:p text:style-name="P9">User: Ulysses </text:p>
      <text:p text:style-name="P9">....</text:p>
      <text:p text:style-name="P9"/>
      <text:p text:style-name="P9">This simple snippet would involve several actions by the agent that it would be either have executed beforehand or executes spontaneously 'on-the-spot'.</text:p>
      <text:p text:style-name="P9"/>
      <text:p text:style-name="P9">Line 1: <text:s/>a CV algorithm would govern the eye contact</text:p>
      <text:p text:style-name="P9">Line 2: a simple 'default' initiating utterance, similar to the etiquette followed in human-human interactions</text:p>
      <text:p text:style-name="P9">Line 4: The agent would have learned (at best autonmously) beforehand what a book is</text:p>
      <text:p text:style-name="P9">Line 5: 'Default' question, based on the pattern 'what *** are you ***'. <text:s/>Another example for filling in this pattern would be 'what meal are you cooking' or 'what show are you watch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07T16:04:01.480000000</meta:creation-date>
    <dc:date>2021-01-07T17:06:28.864000000</dc:date>
    <meta:editing-duration>PT5M11S</meta:editing-duration>
    <meta:editing-cycles>2</meta:editing-cycles>
    <meta:generator>LibreOffice/6.3.3.2$Windows_X86_64 LibreOffice_project/a64200df03143b798afd1ec74a12ab50359878ed</meta:generator>
    <meta:document-statistic meta:table-count="0" meta:image-count="0" meta:object-count="0" meta:page-count="2" meta:paragraph-count="29" meta:word-count="609" meta:character-count="3803" meta:non-whitespace-character-count="3220"/>
  </office:meta>
</office:document-meta>
</file>